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28cm" draw:marker-start="Symmetric_20_Arrow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bf0041" draw:marker-start="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Double_20_Dash" svg:stroke-color="#111111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582cm" svg:height="0.32cm" svg:x="8.165cm" svg:y="21.4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0.573cm" svg:height="0.438cm" svg:x="3.032cm" svg:y="21.0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2" draw:layer="layout" svg:x1="4.175cm" svg:y1="16.494cm" svg:x2="10.271cm" svg:y2="22.336cm">
          <text:p/>
        </draw:line>
        <draw:line draw:style-name="gr3" draw:text-style-name="P2" draw:layer="layout" svg:x1="1.889cm" svg:y1="22.336cm" svg:x2="10.271cm" svg:y2="22.336cm">
          <text:p/>
        </draw:line>
        <draw:line draw:style-name="gr4" draw:text-style-name="P2" draw:layer="layout" svg:x1="1.889cm" svg:y1="22.336cm" svg:x2="4.175cm" svg:y2="16.494cm">
          <text:p/>
        </draw:line>
        <draw:frame draw:style-name="gr1" draw:text-style-name="P1" draw:layer="layout" svg:width="0.506cm" svg:height="0.627cm" svg:x="5.572cm" svg:y="22.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0.495cm" svg:height="0.627cm" svg:x="7.35cm" svg:y="18.5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0.499cm" svg:height="0.627cm" svg:x="2.27cm" svg:y="18.7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5" draw:text-style-name="P2" draw:layer="layout" svg:width="0.898cm" svg:height="0.689cm" draw:transform="rotate (-0.46792277245968) translate (2.27007561711062cm 21.3148503684626cm)" svg:viewBox="0 0 899 690" svg:d="M0 0c234-3 516 27 669 235l136 143 94 185v127">
          <text:p/>
        </draw:path>
        <draw:path draw:style-name="gr6" draw:text-style-name="P2" draw:layer="layout" svg:width="0.684cm" svg:height="0.569cm" draw:transform="rotate (-2.82341913095123) translate (9.64643900111091cm 22.1247690885307cm)" svg:viewBox="0 0 685 570" svg:d="M0 570c202-16 479 15 572-228l95-168 18-174">
          <text:p/>
        </draw:path>
        <draw:line draw:style-name="gr7" draw:text-style-name="P2" draw:layer="layout" svg:x1="4.175cm" svg:y1="16.494cm" svg:x2="4.175cm" svg:y2="22.336cm">
          <text:p/>
        </draw:line>
        <draw:frame draw:style-name="gr1" draw:text-style-name="P1" draw:layer="layout" svg:width="0.68cm" svg:height="0.709cm" svg:x="4.442cm" svg:y="19.4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8" draw:text-style-name="P1" draw:layer="layout" svg:width="0.381cm" svg:height="0.381cm" svg:x="4.175cm" svg:y="21.95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3T19:28:45.139406399</dc:date>
    <meta:editing-duration>PT2H31M20S</meta:editing-duration>
    <meta:editing-cycles>35</meta:editing-cycles>
    <meta:generator>LibreOffice/6.4.7.2$Linux_X86_64 LibreOffice_project/4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

<file path=Object 2/content.xml><?xml version="1.0" encoding="utf-8"?>
<math xmlns="http://www.w3.org/1998/Math/MathML" display="block">
  <semantics>
    <msub>
      <mi>h</mi>
      <mi>b</mi>
    </msub>
    <annotation encoding="StarMath 5.0">h_b</annotation>
  </semantics>
</math>
</file>

<file path=Object 3/content.xml><?xml version="1.0" encoding="utf-8"?>
<math xmlns="http://www.w3.org/1998/Math/MathML" display="block">
  <semantics>
    <mstyle color="blue">
      <mi>γ</mi>
    </mstyle>
    <annotation encoding="StarMath 5.0">color blue
 { %gamma }</annotation>
  </semantics>
</math>
</file>

<file path=Object 4/content.xml><?xml version="1.0" encoding="utf-8"?>
<math xmlns="http://www.w3.org/1998/Math/MathML" display="block">
  <semantics>
    <mstyle color="green">
      <mi>b</mi>
    </mstyle>
    <annotation encoding="StarMath 5.0">color green
 { b }</annotation>
  </semantics>
</math>
</file>

<file path=Object 5/content.xml><?xml version="1.0" encoding="utf-8"?>
<math xmlns="http://www.w3.org/1998/Math/MathML" display="block">
  <semantics>
    <mstyle color="blue">
      <mi>c</mi>
    </mstyle>
    <annotation encoding="StarMath 5.0">color blue
 { c }</annotation>
  </semantics>
</math>
</file>

<file path=Object 6/content.xml><?xml version="1.0" encoding="utf-8"?>
<math xmlns="http://www.w3.org/1998/Math/MathML" display="block">
  <semantics>
    <mstyle color="red">
      <mi>a</mi>
    </mstyle>
    <annotation encoding="StarMath 5.0">color red
 { a }</annotation>
  </semantics>
</math>
</file>